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opacity="65%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24cm" svg:height="1.524cm" svg:x="9.34cm" svg:y="2.00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524cm" svg:height="1.524cm" svg:x="9.341cm" svg:y="15.306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1.524cm" svg:height="1.524cm" svg:x="16.641cm" svg:y="8.406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1.524cm" svg:height="1.524cm" svg:x="2.142cm" svg:y="8.407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524cm" svg:height="1.524cm" svg:x="14.541cm" svg:y="3.90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524cm" svg:height="1.524cm" svg:x="14.542cm" svg:y="13.407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4.242cm" svg:y="3.907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1.524cm" svg:height="1.524cm" svg:x="4.243cm" svg:y="13.508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102cm" svg:y1="3.529cm" svg:x2="14.765cm" svg:y2="13.63cm" draw:start-shape="id1" draw:start-glue-point="8" draw:end-shape="id2" draw:end-glue-point="5" svg:d="M10102 3529l4663 10101" svg:viewBox="0 0 4664 10102">
          <text:p/>
        </draw:connector>
        <draw:connector draw:style-name="gr3" draw:text-style-name="P1" draw:layer="layout" draw:type="line" svg:x1="10.102cm" svg:y1="3.529cm" svg:x2="10.103cm" svg:y2="15.306cm" draw:start-shape="id1" draw:start-glue-point="8" draw:end-shape="id3" draw:end-glue-point="4" svg:d="M10102 3529l1 11777" svg:viewBox="0 0 2 11778">
          <text:p/>
        </draw:connector>
        <draw:connector draw:style-name="gr3" draw:text-style-name="P1" draw:layer="layout" draw:type="line" svg:x1="10.641cm" svg:y1="3.306cm" svg:x2="14.541cm" svg:y2="4.668cm" draw:start-shape="id1" draw:start-glue-point="9" draw:end-shape="id4" draw:end-glue-point="6" svg:d="M10641 3306l3900 1362" svg:viewBox="0 0 3901 1363">
          <text:p/>
        </draw:connector>
        <draw:connector draw:style-name="gr3" draw:text-style-name="P1" draw:layer="layout" draw:type="line" svg:x1="10.641cm" svg:y1="3.306cm" svg:x2="16.864cm" svg:y2="8.629cm" draw:start-shape="id1" draw:start-glue-point="9" draw:end-shape="id5" draw:end-glue-point="5" svg:d="M10641 3306l6223 5323" svg:viewBox="0 0 6224 5324">
          <text:p/>
        </draw:connector>
        <draw:connector draw:style-name="gr3" draw:text-style-name="P1" draw:layer="layout" draw:type="line" svg:x1="9.563cm" svg:y1="3.306cm" svg:x2="5.544cm" svg:y2="13.731cm" draw:start-shape="id1" draw:start-glue-point="7" draw:end-shape="id6" draw:end-glue-point="11" svg:d="M9563 3306l-4019 10425" svg:viewBox="0 0 4020 10426">
          <text:p/>
        </draw:connector>
        <draw:connector draw:style-name="gr3" draw:text-style-name="P1" draw:layer="layout" draw:type="line" svg:x1="9.563cm" svg:y1="3.306cm" svg:x2="3.443cm" svg:y2="8.63cm" draw:start-shape="id1" draw:start-glue-point="7" draw:end-shape="id7" draw:end-glue-point="11" svg:d="M9563 3306l-6120 5324" svg:viewBox="0 0 6121 53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4T10:50:56.640548724</meta:creation-date>
    <dc:date>2016-06-14T14:19:27.737432129</dc:date>
    <dc:creator>elucterio </dc:creator>
    <meta:editing-duration>PT5M1S</meta:editing-duration>
    <meta:editing-cycles>4</meta:editing-cycles>
    <meta:generator>LibreOffice/4.2.8.2$Linux_X86_64 LibreOffice_project/420m0$Build-2</meta:generator>
    <meta:document-statistic meta:object-count="14"/>
  </office:meta>
</office:document-meta>
</file>